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Roboto, Arial, Helvetica, sans-serif, SimSun"/>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68567" officeooo:paragraph-rsid="00068567"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068567" officeooo:paragraph-rsid="00068567" style:font-size-asian="14pt" style:font-weight-asian="normal" style:font-size-complex="16pt" style:font-weight-complex="normal"/>
    </style:style>
    <style:style style:name="T1" style:family="text">
      <style:text-properties fo:font-variant="normal" fo:text-transform="none" fo:color="#000000" loext:opacity="100%" style:font-name="Open Sans" fo:font-size="9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TP2</text:p>
      <text:p text:style-name="P1"/>
      <text:p text:style-name="P2">Pour cette deuxième séance, j’ai été dans la continuité de la première séance. En effet, j’ai commencé par commander le bon matériel auprès de Mr Masson. Nous avons donc commander l’écran préciser dans le dernier compte rendu mais aussi la carte Esp32 suivante :</text:p>
      <text:p text:style-name="P2"/>
      <text:p text:style-name="P2"><text:span text:style-name="T1">Type-C ESP32-C3 16Pin carte de développement Mini Wifi BT Tech RISC-V 32-Bit processeur monocœur ESP32 C3</text:span> </text:p>
      <text:p text:style-name="P2"/>
      <text:p text:style-name="P2">Ensuite, suite à la vidéo de la dernière fois j’ai modifié les fichiers nécessaire, afin que le code fonctionne sur notre écran. Puis, j’ai commencé le code : </text:p>
      <text:p text:style-name="P2"><text:tab/>-Tous d’abord, j’ai chercher et enregistrer les codes exemples qui vérifie la fonctionnalité de l’écran.(voir coulor_test)</text:p>
      <text:p text:style-name="P2"><text:tab/>-Ensuite j’ai, avec l’aide chat GPT, sorti deux codes pour afficher l’horloge et le rythme cardiaque.(code disponible dans le dossier TD2/Code_Montre).</text:p>
      <text:p text:style-name="P2"/>
      <text:p text:style-name="P2">Bien sûr, ces codes sont des premières version, alors elles demandent des tests d’affichage, et des modification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Roboto, Arial, Helvetica, sans-serif, 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3T17:13:47.779000000</meta:creation-date>
    <dc:date>2023-12-23T17:42:52.600000000</dc:date>
    <meta:editing-duration>PT29M5S</meta:editing-duration>
    <meta:editing-cycles>1</meta:editing-cycles>
    <meta:generator>LibreOffice/7.4.0.3$Windows_X86_64 LibreOffice_project/f85e47c08ddd19c015c0114a68350214f7066f5a</meta:generator>
    <meta:document-statistic meta:table-count="0" meta:image-count="0" meta:object-count="0" meta:page-count="1" meta:paragraph-count="7" meta:word-count="145" meta:character-count="932" meta:non-whitespace-character-count="790"/>
  </office:meta>
</office:document-meta>
</file>